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190000005D7E4489588C9AF107.png" manifest:media-type="image/png"/>
  <manifest:file-entry manifest:full-path="Pictures/10000000000001A4000000305C586095EC086D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njaliOldLipi" svg:font-family="AnjaliOldLipi" style:font-pitch="variable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subtitle">
      <style:graphic-properties draw:fill-color="#ffffff"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subtitle" style:list-style-name="L3">
      <style:graphic-properties draw:fill-color="#ffffff" fo:min-height="6.75cm"/>
    </style:style>
    <style:style style:name="pr8" style:family="presentation" style:parent-style-name="Alizarin-subtitle" style:list-style-name="L3">
      <style:graphic-properties draw:fill-color="#ffffff" fo:min-height="6.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2cm" fo:margin-bottom="0.2cm" fo:line-height="115%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fo:line-height="115%"/>
    </style:style>
    <style:style style:name="P5" style:family="paragraph">
      <style:paragraph-properties fo:margin-left="0cm" fo:margin-right="0cm" fo:margin-top="0.5cm" fo:margin-bottom="0.5cm" fo:line-height="115%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.6cm" fo:margin-bottom="0.6cm" fo:line-height="115%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4cm" fo:margin-bottom="0.4cm" fo:line-height="115%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P8" style:family="paragraph">
      <loext:graphic-properties draw:fill-color="#ffffff"/>
      <style:paragraph-properties fo:margin-left="0cm" fo:margin-right="0cm" fo:margin-top="0.4cm" fo:margin-bottom="0.4cm" fo:line-height="115%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paragraph-properties fo:margin-left="0cm" fo:margin-right="0cm" fo:margin-top="0.2cm" fo:margin-bottom="0.2cm" fo:line-height="115%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language="en" fo:country="US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italic" fo:text-shadow="none" style:text-underline-style="none" fo:font-weight="250" style:letter-kerning="true" style:font-style-asian="italic" style:font-style-complex="italic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95cm" svg:x="1cm" svg:y="8.8cm" presentation:class="title" presentation:user-transformed="true">
          <draw:text-box>
            <text:p text:style-name="P1">STAD: ”Scraping Twitter And Detect”<text:line-break/>on flooding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<text:span text:style-name="T1"/></text:p>
            <text:p><text:span text:style-name="T1">Data Mining and Machine Learning 2019/2020</text:span></text:p>
            <text:p/>
            <text:p>Nannini Alice</text:p>
            <text:p>Parola Marc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at is STAD</text:p>
          </draw:text-box>
        </draw:frame>
        <draw:frame presentation:style-name="pr5" draw:text-style-name="P4" draw:layer="layout" svg:width="25.5cm" svg:height="10.2cm" svg:x="1.3cm" svg:y="5.6cm">
          <draw:text-box>
            <text:p text:style-name="P3"><text:span text:style-name="T2">The goal of our application is to prevent and detect </text:span>potentially dangerous situations, caused by strong weather conditions that involve rain and flooding.</text:p>
            <text:p text:style-name="P3"><text:span text:style-name="T3">It’s based on scraping twitter and analyzing each tweet, in order to discover some tweets that contain information related to these critical situations.</text:span></text:p>
            <text:p text:style-name="P3"/>
            <text:p text:style-name="P3">We analyze the data and develop the application using <text:span text:style-name="T4">Python</text:span> and <text:span text:style-name="T4">Sklearn</text:span> library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etting the data</text:p>
          </draw:text-box>
        </draw:frame>
        <draw:frame presentation:style-name="pr5" draw:text-style-name="P4" draw:layer="layout" svg:width="25.5cm" svg:height="10.2cm" svg:x="1.288cm" svg:y="5.6cm">
          <draw:text-box>
            <text:p text:style-name="P5">The tweets are collected using <text:span text:style-name="T4">twint</text:span>:</text:p>
            <text:list text:style-name="L3">
              <text:list-item>
                <text:p text:style-name="P5">an advanced opensource Twitter scraping tool, written in Python, thanks to which it's very easy to collect data, according to some criteria, and store them in csv files.</text:p>
              </text:list-item>
              <text:list-item>
                <text:p text:style-name="P5"><text:span text:style-name="T2"><text:a xlink:href="https://github.com/twintproject" xlink:type="simple">https://github.com/twintproject</text:a></text:span></text:p>
              </text:list-item>
            </text:list>
            <text:p text:style-name="P5"><text:span text:style-name="T2">Some search criteria are setted, e.g. geographic coordinates, to find the data related to the area that is to be monitored.</text:span></text:p>
            <text:list text:continue-numbering="true" text:style-name="L3">
              <text:list-header>
                <text:p text:style-name="P5"><text:span text:style-name="T2"/></text:p>
              </text:list-header>
            </text:list>
          </draw:text-box>
        </draw:frame>
        <draw:frame draw:style-name="gr2" draw:text-style-name="P1" draw:layer="layout" svg:width="15.771cm" svg:height="1.8cm" svg:x="5.8cm" svg:y="15.2cm">
          <draw:image xlink:href="Pictures/10000000000001A4000000305C586095EC086D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at has been scraped</text:p>
          </draw:text-box>
        </draw:frame>
        <draw:frame presentation:style-name="pr5" draw:text-style-name="P4" draw:layer="layout" svg:width="25.5cm" svg:height="10.2cm" svg:x="1.288cm" svg:y="5.6cm">
          <draw:text-box>
            <text:p text:style-name="P3">We’ve collected tweets from September 2019 to February 2020, filtering by some context-related keywords:</text:p>
            <text:p text:style-name="P3"/>
            <text:p text:style-name="P3"/>
            <text:p text:style-name="P3"/>
            <text:p text:style-name="P3"><text:span text:style-name="T2"/></text:p>
            <text:p text:style-name="P3"><text:span text:style-name="T2"/></text:p>
            <text:p text:style-name="P3"><text:span text:style-name="T2">We've also scraped some posts randomly, not related to any weather phenomenons (without specifying any keywords). </text:span></text:p>
            <text:p text:style-name="P3"/>
          </draw:text-box>
        </draw:frame>
        <draw:frame draw:style-name="gr2" draw:text-style-name="P1" draw:layer="layout" svg:width="27.298cm" svg:height="3.2cm" svg:x="0.6cm" svg:y="8.4cm">
          <draw:image xlink:href="Pictures/10000000000003190000005D7E4489588C9AF1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training set</text:p>
          </draw:text-box>
        </draw:frame>
        <draw:frame presentation:style-name="pr5" draw:text-style-name="P4" draw:layer="layout" svg:width="25.5cm" svg:height="10.2cm" svg:x="1.288cm" svg:y="5.6cm">
          <draw:text-box>
            <text:p text:style-name="P6"><text:span text:style-name="T5">We’ve selected and manually labelled 864 tweets, from the collected ones. We’ve decided to map them in 3 classes:</text:span></text:p>
            <text:list text:style-name="L3">
              <text:list-item>
                <text:p text:style-name="P6"><text:span text:style-name="T6">0</text:span><text:span text:style-name="T2"> → the tweet is not related to a weather condition (348);</text:span></text:p>
              </text:list-item>
              <text:list-item>
                <text:p text:style-name="P6"><text:span text:style-name="T6">1</text:span><text:span text:style-name="T2"> → the tweet is about rain or some weather condition not dangerous (214);</text:span></text:p>
              </text:list-item>
              <text:list-item>
                <text:p text:style-name="P6"><text:span text:style-name="T6">2</text:span><text:span text:style-name="T2"> → the tweet is about some dangerous situation caused by the rain (302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-processing the data</text:p>
          </draw:text-box>
        </draw:frame>
        <draw:frame presentation:style-name="pr7" draw:text-style-name="P8" draw:layer="layout" svg:width="25.5cm" svg:height="10.2cm" svg:x="1.288cm" svg:y="5.6cm">
          <draw:text-box>
            <text:list text:style-name="L3">
              <text:list-item>
                <text:p text:style-name="P7"><text:span text:style-name="T2">We extract from the csv file, created by twint, the tweets' texts, discarding all the meta-information associated with them (id, user, etc.).</text:span></text:p>
              </text:list-item>
              <text:list-item>
                <text:p text:style-name="P7"><text:span text:style-name="T2">We filter only the tweets, written in Italian, by using the </text:span><text:span text:style-name="T7">guess_language</text:span><text:span text:style-name="T2"> package.</text:span></text:p>
              </text:list-item>
              <text:list-item>
                <text:p text:style-name="P7"><text:span text:style-name="T2">We clean the text of each tweet removing eventual URLs: to do so, we use a Regular Expression filter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xt elaboration</text:p>
          </draw:text-box>
        </draw:frame>
        <draw:frame presentation:style-name="pr8" draw:text-style-name="P10" draw:layer="layout" svg:width="25.5cm" svg:height="10.2cm" svg:x="1.288cm" svg:y="5.6cm">
          <draw:text-box>
            <text:p text:style-name="P7"><text:span text:style-name="T2">We’ve followed the standard steps of text elaboration, in order to be able to represent each tweet as a numerical vector:</text:span></text:p>
            <text:list text:style-name="L3">
              <text:list-item>
                <text:p text:style-name="P7"><text:span text:style-name="T2">tokenization, stop-word filtering and stemming</text:span></text:p>
              </text:list-item>
              <text:list-item>
                <text:p text:style-name="P7"><text:span text:style-name="T2">stem filtering by relevant stems</text:span></text:p>
              </text:list-item>
              <text:list-item>
                <text:p text:style-name="P7"><text:span text:style-name="T2">feature represent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upervised learning stage</text:p>
          </draw:text-box>
        </draw:frame>
        <draw:frame presentation:style-name="pr5" draw:text-style-name="P4" draw:layer="layout" svg:width="25.5cm" svg:height="10.2cm" svg:x="1.288cm" svg:y="5.6cm">
          <draw:text-box>
            <text:p text:style-name="P3"><text:span text:style-name="T2">We’ve followed the standard steps to build our classification model, managing the tweets' texts:</text:span></text:p>
            <text:list text:style-name="L3">
              <text:list-item>
                <text:p text:style-name="P7"><text:span text:style-name="T2">tokenization, stop-word filtering and stemming</text:span></text:p>
              </text:list-item>
              <text:list-item>
                <text:p text:style-name="P7"><text:span text:style-name="T2">stem filtering by relevant stems, selected by the tf-idf computation</text:span></text:p>
              </text:list-item>
              <text:list-item>
                <text:p text:style-name="P7"><text:span text:style-name="T2">feature representation</text:span></text:p>
              </text:list-item>
              <text:list-item>
                <text:p text:style-name="P3"><text:span text:style-name="T2">classification and evaluation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lassification and evaluation</text:p>
          </draw:text-box>
        </draw:frame>
        <draw:frame presentation:style-name="pr5" draw:text-style-name="P4" draw:layer="layout" svg:width="25.5cm" svg:height="10.2cm" svg:x="1.288cm" svg:y="5.6cm">
          <draw:text-box>
            <text:p text:style-name="P3">We’ve built and tested different classifiers, and we’ve computed for each <text:s/>some metrics to compare them (accuracy, f-score, confusion-matrix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text-style-name="P4" draw:layer="layout" svg:width="25.5cm" svg:height="10.2cm" svg:x="1.288cm" svg:y="5.6cm">
          <draw:text-box>
            <text:p text:style-name="P3">The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text-style-name="P4" draw:layer="layout" svg:width="25.5cm" svg:height="10.2cm" svg:x="1.288cm" svg:y="5.6cm">
          <draw:text-box>
            <text:p text:style-name="P3">The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text-style-name="P4" draw:layer="layout" svg:width="25.5cm" svg:height="10.2cm" svg:x="1.288cm" svg:y="5.6cm">
          <draw:text-box>
            <text:p text:style-name="P3">The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text-style-name="P4" draw:layer="layout" svg:width="25.5cm" svg:height="10.2cm" svg:x="1.288cm" svg:y="5.6cm">
          <draw:text-box>
            <text:p text:style-name="P3">The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text-style-name="P4" draw:layer="layout" svg:width="25.5cm" svg:height="10.2cm" svg:x="1.288cm" svg:y="5.6cm">
          <draw:text-box>
            <text:p text:style-name="P3">The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njaliOldLipi" svg:font-family="AnjaliOldLipi" style:font-pitch="variable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e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e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4T17:01:11.585879012</meta:creation-date>
    <meta:editing-duration>PT14M1S</meta:editing-duration>
    <meta:editing-cycles>4</meta:editing-cycles>
    <meta:generator>LibreOffice/6.0.7.3$Linux_X86_64 LibreOffice_project/00m0$Build-3</meta:generator>
    <dc:title>Alizarin</dc:title>
    <dc:date>2020-02-24T18:50:25.502633232</dc:date>
    <meta:document-statistic meta:object-count="95"/>
  </office:meta>
</office:document-meta>
</file>